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146in"/>
    </style:style>
    <style:style style:name="co2" style:family="table-column">
      <style:table-column-properties fo:break-before="auto" style:column-width="0.616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office:value-type="string">
            <text:p>Promedio</text:p>
          </table:table-cell>
        </table:table-row>
        <table:table-row table:style-name="ro1">
          <table:table-cell office:value-type="string">
            <text:p>ts1</text:p>
          </table:table-cell>
          <table:table-cell office:value-type="float" office:value="255.75">
            <text:p>255.75</text:p>
          </table:table-cell>
          <table:table-cell office:value-type="float" office:value="193.5">
            <text:p>193.5</text:p>
          </table:table-cell>
          <table:table-cell office:value-type="float" office:value="128.5">
            <text:p>128.5</text:p>
          </table:table-cell>
          <table:table-cell table:number-columns-repeated="2" office:value-type="float" office:value="94.5">
            <text:p>94.5</text:p>
          </table:table-cell>
          <table:table-cell office:value-type="float" office:value="132.25">
            <text:p>132.25</text:p>
          </table:table-cell>
        </table:table-row>
        <table:table-row table:style-name="ro1">
          <table:table-cell office:value-type="string">
            <text:p>ts2</text:p>
          </table:table-cell>
          <table:table-cell office:value-type="float" office:value="308.25">
            <text:p>308.25</text:p>
          </table:table-cell>
          <table:table-cell office:value-type="float" office:value="255">
            <text:p>255</text:p>
          </table:table-cell>
          <table:table-cell office:value-type="float" office:value="237.5">
            <text:p>237.5</text:p>
          </table:table-cell>
          <table:table-cell table:number-columns-repeated="2" office:value-type="float" office:value="199.5">
            <text:p>199.5</text:p>
          </table:table-cell>
          <table:table-cell office:value-type="float" office:value="251.25">
            <text:p>251.25</text:p>
          </table:table-cell>
        </table:table-row>
        <table:table-row table:style-name="ro1">
          <table:table-cell office:value-type="string">
            <text:p>ts3</text:p>
          </table:table-cell>
          <table:table-cell office:value-type="float" office:value="293.375">
            <text:p>293.375</text:p>
          </table:table-cell>
          <table:table-cell office:value-type="float" office:value="230.5">
            <text:p>230.5</text:p>
          </table:table-cell>
          <table:table-cell office:value-type="float" office:value="170.25">
            <text:p>170.25</text:p>
          </table:table-cell>
          <table:table-cell table:number-columns-repeated="2" office:value-type="float" office:value="134.5">
            <text:p>134.5</text:p>
          </table:table-cell>
          <table:table-cell office:value-type="float" office:value="175.25">
            <text:p>175.25</text:p>
          </table:table-cell>
        </table:table-row>
        <table:table-row table:style-name="ro1">
          <table:table-cell office:value-type="string">
            <text:p>ts4</text:p>
          </table:table-cell>
          <table:table-cell office:value-type="float" office:value="210.125">
            <text:p>210.125</text:p>
          </table:table-cell>
          <table:table-cell office:value-type="float" office:value="150.5">
            <text:p>150.5</text:p>
          </table:table-cell>
          <table:table-cell office:value-type="float" office:value="120.25">
            <text:p>120.25</text:p>
          </table:table-cell>
          <table:table-cell table:number-columns-repeated="2" office:value-type="float" office:value="84.5">
            <text:p>84.5</text:p>
          </table:table-cell>
          <table:table-cell office:value-type="float" office:value="125.25">
            <text:p>125.25</text:p>
          </table:table-cell>
        </table:table-row>
        <table:table-row table:style-name="ro1">
          <table:table-cell office:value-type="string">
            <text:p>ts5</text:p>
          </table:table-cell>
          <table:table-cell office:value-type="float" office:value="159.625">
            <text:p>159.625</text:p>
          </table:table-cell>
          <table:table-cell office:value-type="float" office:value="131.125">
            <text:p>131.125</text:p>
          </table:table-cell>
          <table:table-cell office:value-type="float" office:value="118.125">
            <text:p>118.125</text:p>
          </table:table-cell>
          <table:table-cell office:value-type="float" office:value="130.75">
            <text:p>130.75</text:p>
          </table:table-cell>
          <table:table-cell office:value-type="float" office:value="155.75">
            <text:p>155.75</text:p>
          </table:table-cell>
          <table:table-cell office:value-type="float" office:value="117.325">
            <text:p>117.325</text:p>
          </table:table-cell>
        </table:table-row>
        <table:table-row table:style-name="ro1">
          <table:table-cell office:value-type="string">
            <text:p>ts6</text:p>
          </table:table-cell>
          <table:table-cell office:value-type="float" office:value="157.3">
            <text:p>157.3</text:p>
          </table:table-cell>
          <table:table-cell office:value-type="float" office:value="132.8">
            <text:p>132.8</text:p>
          </table:table-cell>
          <table:table-cell office:value-type="float" office:value="138.7">
            <text:p>138.7</text:p>
          </table:table-cell>
          <table:table-cell office:value-type="float" office:value="156.9">
            <text:p>156.9</text:p>
          </table:table-cell>
          <table:table-cell office:value-type="float" office:value="186.9">
            <text:p>186.9</text:p>
          </table:table-cell>
          <table:table-cell office:value-type="float" office:value="130.1">
            <text:p>130.1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4"/>
          <table:table-cell>
            <draw:frame table:end-cell-address="Sheet1.O33" table:end-x="0.0886in" table:end-y="0.1772in" draw:z-index="0" draw:style-name="gr1" svg:width="8.2197in" svg:height="3.6469in" svg:x="0.7591in" svg:y="0.0724in">
              <draw:object draw:notify-on-update-of-ranges="Sheet1.A1:Sheet1.A1 Sheet1.A2:Sheet1.A7 Sheet1.B1:Sheet1.B1 Sheet1.B2:Sheet1.B7 Sheet1.C1:Sheet1.C1 Sheet1.C2:Sheet1.C7 Sheet1.D1:Sheet1.D1 Sheet1.D2:Sheet1.D7 Sheet1.E1:Sheet1.E1 Sheet1.E2:Sheet1.E7 Sheet1.F1:Sheet1.F1 Sheet1.F2:Sheet1.F7 Sheet1.G1:Sheet1.G1 Sheet1.G2:Sheet1.G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8">10/28/2010</text:date>, <text:time>17:5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0-28T17:58:11</dc:date>
    <dc:creator>Emiliano Mancuso</dc:creator>
    <meta:document-statistic meta:table-count="1" meta:cell-count="49" meta:object-count="1"/>
    <meta:generator>OpenOffice.org/3.2$Uni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8cm" svg:stroke-color="#314004" draw:fill-color="#314004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879cm" svg:height="9.264cm" xlink:href=".." chart:class="chart:line" chart:style-name="ch1">
        <chart:title svg:x="9.142cm" svg:y="0.186cm" chart:style-name="ch2">
          <text:p>Waiting Time</text:p>
        </chart:title>
        <chart:subtitle svg:x="7.608cm" svg:y="0.874cm" chart:style-name="ch3">
          <text:p>Variando el tamaño del Quantum</text:p>
        </chart:subtitle>
        <chart:legend chart:legend-position="end" svg:x="18.595cm" svg:y="3.413cm" chart:style-name="ch4"/>
        <chart:plot-area chart:style-name="ch5" table:cell-range-address="Sheet1.A1:Sheet1.G7" chart:data-source-has-labels="both" svg:x="0.633cm" svg:y="1.51cm" svg:width="17.546cm" svg:height="7.4cm">
          <chart:axis chart:dimension="x" chart:name="primary-x" chart:style-name="ch6">
            <chart:title svg:x="9.11cm" svg:y="8.523cm" chart:style-name="ch7">
              <text:p>TaskSet</text:p>
            </chart:title>
            <chart:categories table:cell-range-address="Sheet1.A2:Sheet1.A7"/>
          </chart:axis>
          <chart:axis chart:dimension="y" chart:name="primary-y" chart:style-name="ch6">
            <chart:title svg:x="0.418cm" svg:y="6.141cm" chart:style-name="ch8">
              <text:p>Promedio(ciclos)</text:p>
            </chart:title>
            <chart:grid chart:style-name="ch9" chart:class="major"/>
          </chart:axis>
          <chart:series chart:style-name="ch10" chart:values-cell-range-address="Sheet1.B2:Sheet1.B7" chart:label-cell-address="Sheet1.B1:Sheet1.B1" chart:class="chart:line">
            <chart:data-point chart:repeated="6"/>
          </chart:series>
          <chart:series chart:style-name="ch11" chart:values-cell-range-address="Sheet1.C2:Sheet1.C7" chart:label-cell-address="Sheet1.C1:Sheet1.C1" chart:class="chart:line">
            <chart:data-point chart:repeated="6"/>
          </chart:series>
          <chart:series chart:style-name="ch12" chart:values-cell-range-address="Sheet1.D2:Sheet1.D7" chart:label-cell-address="Sheet1.D1:Sheet1.D1" chart:class="chart:line">
            <chart:data-point chart:repeated="6"/>
          </chart:series>
          <chart:series chart:style-name="ch13" chart:values-cell-range-address="Sheet1.E2:Sheet1.E7" chart:label-cell-address="Sheet1.E1:Sheet1.E1" chart:class="chart:line">
            <chart:data-point chart:repeated="6"/>
          </chart:series>
          <chart:series chart:style-name="ch14" chart:values-cell-range-address="Sheet1.F2:Sheet1.F7" chart:label-cell-address="Sheet1.F1:Sheet1.F1" chart:class="chart:line">
            <chart:data-point chart:repeated="6"/>
          </chart:series>
          <chart:series chart:style-name="ch15" chart:values-cell-range-address="Sheet1.G2:Sheet1.G7" chart:label-cell-address="Sheet1.G1:Sheet1.G1" chart:class="chart:line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5</text:p>
              </table:table-cell>
              <table:table-cell office:value-type="string">
                <text:p text:id="Sheet1.C1:Sheet1.C1">10</text:p>
              </table:table-cell>
              <table:table-cell office:value-type="string">
                <text:p text:id="Sheet1.D1:Sheet1.D1">40</text:p>
              </table:table-cell>
              <table:table-cell office:value-type="string">
                <text:p text:id="Sheet1.E1:Sheet1.E1">80</text:p>
              </table:table-cell>
              <table:table-cell office:value-type="string">
                <text:p text:id="Sheet1.F1:Sheet1.F1">130</text:p>
              </table:table-cell>
              <table:table-cell office:value-type="string">
                <text:p text:id="Sheet1.G1:Sheet1.G1">Promedio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7">ts1</text:p>
              </table:table-cell>
              <table:table-cell office:value-type="float" office:value="255.75">
                <text:p text:id="Sheet1.B2:Sheet1.B7">255.75</text:p>
              </table:table-cell>
              <table:table-cell office:value-type="float" office:value="193.5">
                <text:p text:id="Sheet1.C2:Sheet1.C7">193.5</text:p>
              </table:table-cell>
              <table:table-cell office:value-type="float" office:value="128.5">
                <text:p text:id="Sheet1.D2:Sheet1.D7">128.5</text:p>
              </table:table-cell>
              <table:table-cell office:value-type="float" office:value="94.5">
                <text:p text:id="Sheet1.E2:Sheet1.E7">94.5</text:p>
              </table:table-cell>
              <table:table-cell office:value-type="float" office:value="94.5">
                <text:p text:id="Sheet1.F2:Sheet1.F7">94.5</text:p>
              </table:table-cell>
              <table:table-cell office:value-type="float" office:value="132.25">
                <text:p text:id="Sheet1.G2:Sheet1.G7">132.25</text:p>
              </table:table-cell>
            </table:table-row>
            <table:table-row>
              <table:table-cell office:value-type="string">
                <text:p>ts2</text:p>
              </table:table-cell>
              <table:table-cell office:value-type="float" office:value="308.25">
                <text:p>308.25</text:p>
              </table:table-cell>
              <table:table-cell office:value-type="float" office:value="255">
                <text:p>255</text:p>
              </table:table-cell>
              <table:table-cell office:value-type="float" office:value="237.5">
                <text:p>237.5</text:p>
              </table:table-cell>
              <table:table-cell office:value-type="float" office:value="199.5">
                <text:p>199.5</text:p>
              </table:table-cell>
              <table:table-cell office:value-type="float" office:value="199.5">
                <text:p>199.5</text:p>
              </table:table-cell>
              <table:table-cell office:value-type="float" office:value="251.25">
                <text:p>251.25</text:p>
              </table:table-cell>
            </table:table-row>
            <table:table-row>
              <table:table-cell office:value-type="string">
                <text:p>ts3</text:p>
              </table:table-cell>
              <table:table-cell office:value-type="float" office:value="293.375">
                <text:p>293.375</text:p>
              </table:table-cell>
              <table:table-cell office:value-type="float" office:value="230.5">
                <text:p>230.5</text:p>
              </table:table-cell>
              <table:table-cell office:value-type="float" office:value="170.25">
                <text:p>170.25</text:p>
              </table:table-cell>
              <table:table-cell office:value-type="float" office:value="134.5">
                <text:p>134.5</text:p>
              </table:table-cell>
              <table:table-cell office:value-type="float" office:value="134.5">
                <text:p>134.5</text:p>
              </table:table-cell>
              <table:table-cell office:value-type="float" office:value="175.25">
                <text:p>175.25</text:p>
              </table:table-cell>
            </table:table-row>
            <table:table-row>
              <table:table-cell office:value-type="string">
                <text:p>ts4</text:p>
              </table:table-cell>
              <table:table-cell office:value-type="float" office:value="210.125">
                <text:p>210.125</text:p>
              </table:table-cell>
              <table:table-cell office:value-type="float" office:value="150.5">
                <text:p>150.5</text:p>
              </table:table-cell>
              <table:table-cell office:value-type="float" office:value="120.25">
                <text:p>120.25</text:p>
              </table:table-cell>
              <table:table-cell office:value-type="float" office:value="84.5">
                <text:p>84.5</text:p>
              </table:table-cell>
              <table:table-cell office:value-type="float" office:value="84.5">
                <text:p>84.5</text:p>
              </table:table-cell>
              <table:table-cell office:value-type="float" office:value="125.25">
                <text:p>125.25</text:p>
              </table:table-cell>
            </table:table-row>
            <table:table-row>
              <table:table-cell office:value-type="string">
                <text:p>ts5</text:p>
              </table:table-cell>
              <table:table-cell office:value-type="float" office:value="159.625">
                <text:p>159.625</text:p>
              </table:table-cell>
              <table:table-cell office:value-type="float" office:value="131.125">
                <text:p>131.125</text:p>
              </table:table-cell>
              <table:table-cell office:value-type="float" office:value="118.125">
                <text:p>118.125</text:p>
              </table:table-cell>
              <table:table-cell office:value-type="float" office:value="130.75">
                <text:p>130.75</text:p>
              </table:table-cell>
              <table:table-cell office:value-type="float" office:value="155.75">
                <text:p>155.75</text:p>
              </table:table-cell>
              <table:table-cell office:value-type="float" office:value="117.325">
                <text:p>117.325</text:p>
              </table:table-cell>
            </table:table-row>
            <table:table-row>
              <table:table-cell office:value-type="string">
                <text:p>ts6</text:p>
              </table:table-cell>
              <table:table-cell office:value-type="float" office:value="157.3">
                <text:p>157.3</text:p>
              </table:table-cell>
              <table:table-cell office:value-type="float" office:value="132.8">
                <text:p>132.8</text:p>
              </table:table-cell>
              <table:table-cell office:value-type="float" office:value="138.7">
                <text:p>138.7</text:p>
              </table:table-cell>
              <table:table-cell office:value-type="float" office:value="156.9">
                <text:p>156.9</text:p>
              </table:table-cell>
              <table:table-cell office:value-type="float" office:value="186.9">
                <text:p>186.9</text:p>
              </table:table-cell>
              <table:table-cell office:value-type="float" office:value="130.1">
                <text:p>13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